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098in"/>
    </style:style>
    <style:style style:name="co2" style:family="table-column">
      <style:table-column-properties fo:break-before="auto" style:column-width="10.02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Tabla</text:p>
          </table:table-cell>
          <table:table-cell table:style-name="ce1" office:value-type="string">
            <text:p>Descripcion</text:p>
          </table:table-cell>
        </table:table-row>
        <table:table-row table:style-name="ro1">
          <table:table-cell office:value-type="string">
            <text:p>modificaciones_san_nicolas</text:p>
          </table:table-cell>
          <table:table-cell office:value-type="string">
            <text:p>tabla de modificaciones de san nicolas</text:p>
          </table:table-cell>
        </table:table-row>
        <table:table-row table:style-name="ro1">
          <table:table-cell office:value-type="string">
            <text:p>osiris_almacenes</text:p>
          </table:table-cell>
          <table:table-cell office:value-type="string">
            <text:p>Esta tabla almacena los almacenes o sub-almacenes que existen en el hospital</text:p>
          </table:table-cell>
        </table:table-row>
        <table:table-row table:style-name="ro1">
          <table:table-cell office:value-type="string">
            <text:p>osiris_aseguradoras</text:p>
          </table:table-cell>
          <table:table-cell office:value-type="string">
            <text:p>Almacena todas las compañias aseguradoras que tienen convenio</text:p>
          </table:table-cell>
        </table:table-row>
        <table:table-row table:style-name="ro1">
          <table:table-cell office:value-type="string">
            <text:p>osiris_catalogo_almacenes</text:p>
          </table:table-cell>
          <table:table-cell office:value-type="string">
            <text:p>Esta tabla almacena todos los catalogos de productos asignados por almacen</text:p>
          </table:table-cell>
        </table:table-row>
        <table:table-row table:style-name="ro1">
          <table:table-cell office:value-type="string">
            <text:p>osiris_catalogo_productos_proveedores</text:p>
          </table:table-cell>
          <table:table-cell office:value-type="string">
            <text:p>almacena todos los catalogo de productos de los proveedores</text:p>
          </table:table-cell>
        </table:table-row>
        <table:table-row table:style-name="ro1">
          <table:table-cell office:value-type="string">
            <text:p>osiris_empleado</text:p>
          </table:table-cell>
          <table:table-cell office:value-type="string">
            <text:p>Almacena toda la informacion de lo empleados que trabajan o que trabajaron</text:p>
          </table:table-cell>
        </table:table-row>
        <table:table-row table:style-name="ro1">
          <table:table-cell office:value-type="string">
            <text:p>osiris_empleado_detalle</text:p>
          </table:table-cell>
          <table:table-cell office:value-type="string">
            <text:p>Almacena el detalle de los datos del empleado</text:p>
          </table:table-cell>
        </table:table-row>
        <table:table-row table:style-name="ro1">
          <table:table-cell office:value-type="string">
            <text:p>osiris_empleados_accesos</text:p>
          </table:table-cell>
          <table:table-cell office:value-type="string">
            <text:p>Esta tabla graba todas las entradas o accesos que han hecho al sistema</text:p>
          </table:table-cell>
        </table:table-row>
        <table:table-row table:style-name="ro1">
          <table:table-cell office:value-type="string">
            <text:p>osiris_empresas</text:p>
          </table:table-cell>
          <table:table-cell office:value-type="string">
            <text:p>Almacena la empresas que tienen convenio con el hospital</text:p>
          </table:table-cell>
        </table:table-row>
        <table:table-row table:style-name="ro1">
          <table:table-cell office:value-type="string">
            <text:p>osiris_erp_abonos</text:p>
          </table:table-cell>
          <table:table-cell office:value-type="string">
            <text:p>Esta tabla almacena todos los abonos a procedimiento y facturas</text:p>
          </table:table-cell>
        </table:table-row>
        <table:table-row table:style-name="ro1">
          <table:table-cell office:value-type="string">
            <text:p>osiris_erp_clientes</text:p>
          </table:table-cell>
          <table:table-cell office:value-type="string">
            <text:p>Esta tabla almacena a todos los clientes que requieren factura, esta enlasado con los numeros de atencion (folio de servicio)</text:p>
          </table:table-cell>
        </table:table-row>
        <table:table-row table:style-name="ro1">
          <table:table-cell office:value-type="string">
            <text:p>osiris_erp_cobros_deta</text:p>
          </table:table-cell>
          <table:table-cell office:value-type="string">
            <text:p>Almacena el detalle de todos los cargos que se realizan a los pacientes</text:p>
          </table:table-cell>
        </table:table-row>
        <table:table-row table:style-name="ro1">
          <table:table-cell office:value-type="string">
            <text:p>osiris_erp_cobros_enca</text:p>
          </table:table-cell>
          <table:table-cell office:value-type="string">
            <text:p>Almacena los encabezados de cobros a pacientes, movimientos generales hasta alta del mismo</text:p>
          </table:table-cell>
        </table:table-row>
        <table:table-row table:style-name="ro1">
          <table:table-cell office:value-type="string">
            <text:p>osiris_erp_compra_farmacia</text:p>
          </table:table-cell>
          <table:table-cell office:value-type="string">
            <text:p>guarda las compras que se realizan a farmacia</text:p>
          </table:table-cell>
        </table:table-row>
        <table:table-row table:style-name="ro1">
          <table:table-cell office:value-type="string">
            <text:p>osiris_erp_factura_compra_enca</text:p>
          </table:table-cell>
          <table:table-cell office:value-type="string">
            <text:p>Guarda informacion sobre las facturas de ordenes de compras</text:p>
          </table:table-cell>
        </table:table-row>
        <table:table-row table:style-name="ro1">
          <table:table-cell office:value-type="string">
            <text:p>osiris_erp_factura_deta</text:p>
          </table:table-cell>
          <table:table-cell office:value-type="string">
            <text:p>Almacena el detalle de todas las facturas realizadas</text:p>
          </table:table-cell>
        </table:table-row>
        <table:table-row table:style-name="ro1">
          <table:table-cell office:value-type="string">
            <text:p>osiris_erp_factura_enca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osiris_erp_forma_de_pago</text:p>
          </table:table-cell>
          <table:table-cell office:value-type="string">
            <text:p>almacena las formas de pago a los proveedores</text:p>
          </table:table-cell>
        </table:table-row>
        <table:table-row table:style-name="ro1">
          <table:table-cell office:value-type="string">
            <text:p>osiris_erp_honorarios_medicos</text:p>
          </table:table-cell>
          <table:table-cell office:value-type="string">
            <text:p>Aqui se alamacena el honorario medico, que se otorgan en cada procedimiento</text:p>
          </table:table-cell>
        </table:table-row>
        <table:table-row table:style-name="ro1">
          <table:table-cell office:value-type="string">
            <text:p>osiris_erp_movcargos</text:p>
          </table:table-cell>
          <table:table-cell office:value-type="string">
            <text:p>Esta tabla me indica el movimiento de los lugares donde se hacen los cargos que le han realizado al paciente, ej: quirofano, hospital, urgencia, etc.</text:p>
          </table:table-cell>
        </table:table-row>
        <table:table-row table:style-name="ro1">
          <table:table-cell office:value-type="string">
            <text:p>osiris_erp_notacredito_deta</text:p>
          </table:table-cell>
          <table:table-cell office:value-type="string">
            <text:p>Almacena el detalle de las notas de credito de las facturas</text:p>
          </table:table-cell>
        </table:table-row>
        <table:table-row table:style-name="ro1">
          <table:table-cell office:value-type="string">
            <text:p>osiris_erp_notacredito_enca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osiris_erp_ordenes_compras_enca</text:p>
          </table:table-cell>
          <table:table-cell office:value-type="string">
            <text:p>Almacena las ordenes de compra realizadas</text:p>
          </table:table-cell>
        </table:table-row>
        <table:table-row table:style-name="ro1">
          <table:table-cell office:value-type="string">
            <text:p>osiris_erp_proveedores</text:p>
          </table:table-cell>
          <table:table-cell office:value-type="string">
            <text:p>esta tabla almacena la informacion de todos los proveedores</text:p>
          </table:table-cell>
        </table:table-row>
        <table:table-row table:style-name="ro1">
          <table:table-cell office:value-type="string">
            <text:p>osiris_erp_puestos</text:p>
          </table:table-cell>
          <table:table-cell office:value-type="string">
            <text:p>Catalogo de Puestos</text:p>
          </table:table-cell>
        </table:table-row>
        <table:table-row table:style-name="ro1">
          <table:table-cell office:value-type="string">
            <text:p>osiris_erp_requisicion_deta</text:p>
          </table:table-cell>
          <table:table-cell office:value-type="string">
            <text:p>Esta tabla esta enlasada al requi enca y enca orden de compra</text:p>
          </table:table-cell>
        </table:table-row>
        <table:table-row table:style-name="ro1">
          <table:table-cell office:value-type="string">
            <text:p>osiris_erp_requisicion_enca</text:p>
          </table:table-cell>
          <table:table-cell office:value-type="string">
            <text:p>Esta tabla almana todas los encabezados de requisiones compras y almacen estatus actual</text:p>
          </table:table-cell>
        </table:table-row>
        <table:table-row table:style-name="ro1">
          <table:table-cell office:value-type="string">
            <text:p>osiris_erp_reservaciones</text:p>
          </table:table-cell>
          <table:table-cell office:value-type="string">
            <text:p>guarda informacion sobre la reservacion de paquetes</text:p>
          </table:table-cell>
        </table:table-row>
        <table:table-row table:style-name="ro1">
          <table:table-cell office:value-type="string">
            <text:p>osiris_erp_sucursales</text:p>
          </table:table-cell>
          <table:table-cell office:value-type="string">
            <text:p>tabla de sucursales hospitalarias</text:p>
          </table:table-cell>
        </table:table-row>
        <table:table-row table:style-name="ro1">
          <table:table-cell office:value-type="string">
            <text:p>osiris_erp_tabla_ganancia</text:p>
          </table:table-cell>
          <table:table-cell office:value-type="string">
            <text:p>Esta tabla almacena el porcentage de ganancia aplicado para cada producto</text:p>
          </table:table-cell>
        </table:table-row>
        <table:table-row table:style-name="ro1">
          <table:table-cell office:value-type="string">
            <text:p>osiris_estados</text:p>
          </table:table-cell>
          <table:table-cell office:value-type="string">
            <text:p>tabla de estados del pais</text:p>
          </table:table-cell>
        </table:table-row>
        <table:table-row table:style-name="ro1">
          <table:table-cell office:value-type="string">
            <text:p>osiris_grupo1_producto</text:p>
          </table:table-cell>
          <table:table-cell office:value-type="string">
            <text:p>Sub-grupo1 para productos</text:p>
          </table:table-cell>
        </table:table-row>
        <table:table-row table:style-name="ro1">
          <table:table-cell office:value-type="string">
            <text:p>osiris_grupo2_producto</text:p>
          </table:table-cell>
          <table:table-cell office:value-type="string">
            <text:p>sub-grupo 2 para la division de productos</text:p>
          </table:table-cell>
        </table:table-row>
        <table:table-row table:style-name="ro1">
          <table:table-cell office:value-type="string">
            <text:p>osiris_grupo_producto</text:p>
          </table:table-cell>
          <table:table-cell office:value-type="string">
            <text:p>es el grupo de los productos</text:p>
          </table:table-cell>
        </table:table-row>
        <table:table-row table:style-name="ro1">
          <table:table-cell office:value-type="string">
            <text:p>osiris_his_calendario_citaqx</text:p>
          </table:table-cell>
          <table:table-cell office:value-type="string">
            <text:p>esta tabla almacenara calendario asignado desde el modulo de citas y quirofano</text:p>
          </table:table-cell>
        </table:table-row>
        <table:table-row table:style-name="ro1">
          <table:table-cell office:value-type="string">
            <text:p>osiris_his_cirugias_deta</text:p>
          </table:table-cell>
          <table:table-cell office:value-type="string">
            <text:p>Almacena el detalle de materiales que se usan para realizar una cirugia</text:p>
          </table:table-cell>
        </table:table-row>
        <table:table-row table:style-name="ro1">
          <table:table-cell office:value-type="string">
            <text:p>osiris_his_examenes_laboratorio</text:p>
          </table:table-cell>
          <table:table-cell office:value-type="string">
            <text:p>Tabla que guarda la informacion de los tipos de examenes que se realizan en el laboratorio </text:p>
          </table:table-cell>
        </table:table-row>
        <table:table-row table:style-name="ro1">
          <table:table-cell office:value-type="string">
            <text:p>osiris_his_habitaciones</text:p>
          </table:table-cell>
          <table:table-cell office:value-type="string">
            <text:p>tabla que contiene las habitaciones disponibles y no disponibles de hospitalizacion</text:p>
          </table:table-cell>
        </table:table-row>
        <table:table-row table:style-name="ro1">
          <table:table-cell office:value-type="string">
            <text:p>osiris_his_historia_clinica</text:p>
          </table:table-cell>
          <table:table-cell office:value-type="string">
            <text:p>se encuentra la informacion de la historia clinica del paciente</text:p>
          </table:table-cell>
        </table:table-row>
        <table:table-row table:style-name="ro1">
          <table:table-cell office:value-type="string">
            <text:p>osiris_his_historial_habitaciones</text:p>
          </table:table-cell>
          <table:table-cell office:value-type="string">
            <text:p>historial de los movimientos en las habitaciones</text:p>
          </table:table-cell>
        </table:table-row>
        <table:table-row table:style-name="ro1">
          <table:table-cell office:value-type="string">
            <text:p>osiris_his_hl7</text:p>
          </table:table-cell>
          <table:table-cell office:value-type="string">
            <text:p>informacion de HL-7 de pacientes atendidos -Health Level Seven Inc-</text:p>
          </table:table-cell>
        </table:table-row>
        <table:table-row table:style-name="ro1">
          <table:table-cell office:value-type="string">
            <text:p>osiris_his_informacion_medica</text:p>
          </table:table-cell>
          <table:table-cell office:value-type="string">
            <text:p>esta tabla almacena la informacion medica del paciente</text:p>
          </table:table-cell>
        </table:table-row>
        <table:table-row table:style-name="ro1">
          <table:table-cell office:value-type="string">
            <text:p>osiris_his_medicos</text:p>
          </table:table-cell>
          <table:table-cell office:value-type="string">
            <text:p>Tabla que contiene los nombres de los medicos que laboran en el hospital</text:p>
          </table:table-cell>
        </table:table-row>
        <table:table-row table:style-name="ro1">
          <table:table-cell office:value-type="string">
            <text:p>osiris_his_paciente</text:p>
          </table:table-cell>
          <table:table-cell office:value-type="string">
            <text:p>Almacena toda la informacion de los pacientes que se atienden en el hospital</text:p>
          </table:table-cell>
        </table:table-row>
        <table:table-row table:style-name="ro1">
          <table:table-cell office:value-type="string">
            <text:p>osiris_his_presupuestos_deta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osiris_his_presupuestos_enca</text:p>
          </table:table-cell>
          <table:table-cell office:value-type="string">
            <text:p>encabezado de presupuestos</text:p>
          </table:table-cell>
        </table:table-row>
        <table:table-row table:style-name="ro1">
          <table:table-cell office:value-type="string">
            <text:p>osiris_his_resultados_imagenologia</text:p>
          </table:table-cell>
          <table:table-cell office:value-type="string">
            <text:p>esta tabla almacena los resultados para el area de imagenologia</text:p>
          </table:table-cell>
        </table:table-row>
        <table:table-row table:style-name="ro1">
          <table:table-cell office:value-type="string">
            <text:p>osiris_his_resultados_laboratorio</text:p>
          </table:table-cell>
          <table:table-cell office:value-type="string">
            <text:p>Tabla que guarda los resultados de laboratorio (historial)</text:p>
          </table:table-cell>
        </table:table-row>
        <table:table-row table:style-name="ro1">
          <table:table-cell office:value-type="string">
            <text:p>osiris_his_solicitudes_deta</text:p>
          </table:table-cell>
          <table:table-cell office:value-type="string">
            <text:p>Esta tabla almacena todas la solicitus de materiales que se hacen de los sub-almacenes (hospital, urgencias, etc)</text:p>
          </table:table-cell>
        </table:table-row>
        <table:table-row table:style-name="ro1">
          <table:table-cell office:value-type="string">
            <text:p>osiris_his_solicitudes_labrx</text:p>
          </table:table-cell>
          <table:table-cell office:value-type="string">
            <text:p>esta tabla almacena las solicitudes de laboratorio y rayos x</text:p>
          </table:table-cell>
        </table:table-row>
        <table:table-row table:style-name="ro1">
          <table:table-cell office:value-type="string">
            <text:p>osiris_his_tipo_admisiones</text:p>
          </table:table-cell>
          <table:table-cell office:value-type="string">
            <text:p>Almacena todos los tipos de admision que actualmente el hospital tiene</text:p>
          </table:table-cell>
        </table:table-row>
        <table:table-row table:style-name="ro1">
          <table:table-cell office:value-type="string">
            <text:p>osiris_his_tipo_cirugias</text:p>
          </table:table-cell>
          <table:table-cell office:value-type="string">
            <text:p>esta tabla almacena todos los tipos de cirugia que realiza el hospital</text:p>
          </table:table-cell>
        </table:table-row>
        <table:table-row table:style-name="ro1">
          <table:table-cell office:value-type="string">
            <text:p>osiris_his_tipo_diagnosticos</text:p>
          </table:table-cell>
          <table:table-cell office:value-type="string">
            <text:p>Tabal de diagnosticos</text:p>
          </table:table-cell>
        </table:table-row>
        <table:table-row table:style-name="ro1">
          <table:table-cell office:value-type="string">
            <text:p>osiris_his_tipo_enfermedades</text:p>
          </table:table-cell>
          <table:table-cell office:value-type="string">
            <text:p>en esta tabla puede encontrar el tipo de enfermedades</text:p>
          </table:table-cell>
        </table:table-row>
        <table:table-row table:style-name="ro1">
          <table:table-cell office:value-type="string">
            <text:p>osiris_his_tipo_especialidad</text:p>
          </table:table-cell>
          <table:table-cell office:value-type="string">
            <text:p>Tabla que muestra las especialidades de la medicina</text:p>
          </table:table-cell>
        </table:table-row>
        <table:table-row table:style-name="ro1">
          <table:table-cell office:value-type="string">
            <text:p>osiris_his_tipo_pacientes</text:p>
          </table:table-cell>
          <table:table-cell office:value-type="string">
            <text:p>Almacena los tipos de paciente que se atienden en el hospital</text:p>
          </table:table-cell>
        </table:table-row>
        <table:table-row table:style-name="ro1">
          <table:table-cell office:value-type="string">
            <text:p>osiris_inventario_almacenes</text:p>
          </table:table-cell>
          <table:table-cell office:value-type="string">
            <text:p>Tabla que contiene informacion de la tabla catalogo almacenes </text:p>
          </table:table-cell>
        </table:table-row>
        <table:table-row table:style-name="ro1">
          <table:table-cell office:value-type="string">
            <text:p>osiris_municipios</text:p>
          </table:table-cell>
          <table:table-cell office:value-type="string">
            <text:p>tabla que contiene los municipios del estado y/o pais</text:p>
          </table:table-cell>
        </table:table-row>
        <table:table-row table:style-name="ro1">
          <table:table-cell office:value-type="string">
            <text:p>osiris_productos</text:p>
          </table:table-cell>
          <table:table-cell office:value-type="string">
            <text:p>Tabla general de producto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453in" fo:margin-bottom="0.5409in" style:scale-to="7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4">12/14/2010</text:date>, <text:time>17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livares </meta:initial-creator>
    <meta:creation-date>2010-12-14T17:41:10</meta:creation-date>
    <meta:printed-by>dolivares </meta:printed-by>
    <meta:print-date>2010-12-14T17:44:24</meta:print-date>
    <dc:date>2010-12-14T17:50:44</dc:date>
    <dc:creator>dolivares </dc:creator>
    <meta:editing-duration>PT9M38S</meta:editing-duration>
    <meta:editing-cycles>1</meta:editing-cycles>
    <meta:document-statistic meta:table-count="3" meta:cell-count="120" meta:object-count="0"/>
    <meta:generator>LibreOffice/3.3$Linux LibreOffice_project/330m17$Build-3</meta:generator>
  </office:meta>
</office:document-meta>
</file>